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koffice="http://www.koffice.org/2005/" xmlns:officeooo="http://openoffice.org/2009/office" xmlns:dc="http://purl.org/dc/elements/1.1/" xmlns:xlink="http://www.w3.org/1999/xlink" office:version="1.2">
  <office:automatic-styles>
    <style:style style:name="Title" style:display-name="Title" style:family="paragraph">
      <style:paragraph-properties fo:padding-top="0.000000000000000pt" fo:text-align="center"/>
      <style:text-properties fo:color="#000000" fo:font-family="Nimbus Sans L" fo:font-size="44.000000000000000pt" fo:font-weight="normal" style:font-family-generic="roman" style:font-pitch="variable" style:letter-kerning="true" style:text-line-through-style="none" style:text-line-through-type="none" style:text-line-through-width="auto" style:text-outline="false" style:text-underline-style="none" style:text-underline-type="none" style:text-underline-width="auto"/>
    </style:style>
    <style:style style:name="Outline" style:display-name="Outline" style:family="paragraph">
      <style:paragraph-properties fo:padding-top="0.000000000000000pt"/>
      <style:text-properties fo:color="#000000" fo:font-family="Nimbus Sans L" fo:font-size="32.000000000000000pt" fo:font-weight="normal" style:font-family-generic="roman" style:font-pitch="variable" style:letter-kerning="true" style:text-line-through-style="none" style:text-line-through-type="none" style:text-line-through-width="auto" style:text-outline="false" style:text-underline-style="none" style:text-underline-type="none" style:text-underline-width="auto"/>
    </style:style>
    <style:style style:name="P1" style:family="paragraph">
      <style:text-properties fo:color="#000000"/>
    </style:style>
    <style:style style:name="gr2" style:family="graphic">
      <style:graphic-properties draw:fill="none" draw:stroke="none"/>
    </style:style>
    <style:style style:name="gr3" style:family="graphic">
      <style:graphic-properties draw:fill="none" draw:stroke="none" style:protect="position size"/>
    </style:style>
    <style:style style:name="pr1" style:family="presentation">
      <style:graphic-properties draw:fill="none" draw:stroke="none" draw:textarea-vertical-align="top"/>
    </style:style>
    <style:style style:name="dp2" style:family="drawing-page">
      <style:drawing-page-properties draw:fill="solid" draw:fill-color="#ffffff" presentation:background-objects-visible="true" presentation:background-visible="true" presentation:display-date-time="false" presentation:display-footer="false" presentation:display-header="false" presentation:display-page-number="false"/>
    </style:style>
  </office:automatic-styles>
  <office:body>
    <office:presentation>
      <draw:page draw:name="page1" koffice:name="" draw:id="page1" draw:master-page-name="Default1" draw:style-name="dp2" presentation:presentation-page-layout-name="pl1">
        <draw:layer-set>
          <draw:layer draw:name=""/>
        </draw:layer-set>
        <draw:frame draw:style-name="gr2" draw:id="shape3" draw:layer="" svg:width="612.00000000000pt" svg:height="81.60000000000pt" svg:x="34pt" svg:y="20.4pt" presentation:class="title" presentation:placeholder="true">
          <draw:text-box/>
        </draw:frame>
        <presentation:notes>
          <draw:frame presentation:style-name="pr1" draw:id="shape4" draw:layer="" svg:width="489.57000000000pt" svg:height="356.37000000000pt" svg:x="62.22pt" svg:y="374.46pt" presentation:class="notes">
            <draw:text-box>
              <text:p text:style-name="P1"/>
            </draw:text-box>
          </draw:frame>
          <draw:page-thumbnail draw:style-name="gr3" draw:id="shape5" draw:layer="" svg:width="396.28000000000pt" svg:height="296.96000000000pt" svg:x="108pt" svg:y="60.18pt" presentation:class="page" draw:page-number="1"/>
        </presentation:notes>
      </draw:page>
      <presentation:settings/>
    </office:presentation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koffice="http://www.koffice.org/2005/" xmlns:officeooo="http://openoffice.org/2009/office" xmlns:dc="http://purl.org/dc/elements/1.1/" xmlns:xlink="http://www.w3.org/1999/xlink" office:version="1.2">
  <office:styles>
    <style:default-style style:family="paragraph">
      <style:paragraph-properties fo:padding-top="0.000000000000000pt"/>
      <style:text-properties fo:font-family="Sans Serif" fo:font-size="12.000000000000000pt"/>
    </style:default-style>
    <style:style style:name="Standard" style:display-name="Standard" style:family="paragraph">
      <style:paragraph-properties fo:background-color="transparent" fo:line-height="100%" fo:margin-bottom="0.000000000000000pt" fo:margin-left="0.000000000000000pt" fo:margin-right="0.000000000000000pt" fo:margin-top="0.000000000000000pt" fo:padding-top="0.000000000000000pt" fo:text-align="start" fo:text-indent="0.000000000000000pt"/>
      <style:text-properties fo:background-color="transparent" fo:color="#000000" fo:country="US" fo:font-family="Nimbus Roman No9 l [Urw]" fo:font-size="20.000000000000000pt" fo:font-variant="normal" fo:font-weight="normal" fo:language="en" style:text-line-through-style="none" style:text-line-through-type="none" style:text-line-through-width="auto" style:text-underline-mode="continuous" style:text-underline-style="none" style:text-underline-type="none" style:text-underline-width="auto"/>
    </style:style>
    <style:presentation-page-layout style:name="pl1" style:display-name="AL4T19">
      <presentation:placeholder presentation:object="title" svg:x="5%" svg:y="4%" svg:width="90%" svg:height="16%"/>
    </style:presentation-page-layout>
    <style:presentation-page-layout style:name="pl2" style:display-name="AL2T1">
      <presentation:placeholder presentation:object="title" svg:x="5%" svg:y="4%" svg:width="90%" svg:height="16%"/>
      <presentation:placeholder presentation:object="outline" svg:x="5%" svg:y="23%" svg:width="90%" svg:height="64%"/>
    </style:presentation-page-layout>
    <style:presentation-page-layout style:name="pl3" style:display-name="AL1T0">
      <presentation:placeholder presentation:object="title" svg:x="5%" svg:y="4%" svg:width="90%" svg:height="16%"/>
      <presentation:placeholder presentation:object="subtitle" svg:x="5%" svg:y="23%" svg:width="90%" svg:height="64%"/>
    </style:presentation-page-layout>
    <style:presentation-page-layout style:name="pl4" style:display-name="AL7T7">
      <presentation:placeholder presentation:object="title" svg:x="5%" svg:y="4%" svg:width="90%" svg:height="16%"/>
      <presentation:placeholder presentation:object="chart" svg:x="5%" svg:y="23%" svg:width="44%" svg:height="64%"/>
      <presentation:placeholder presentation:object="outline" svg:x="51%" svg:y="23%" svg:width="44%" svg:height="64%"/>
    </style:presentation-page-layout>
    <style:presentation-page-layout style:name="pl5" style:display-name="AL8T4">
      <presentation:placeholder presentation:object="title" svg:x="5%" svg:y="4%" svg:width="90%" svg:height="16%"/>
      <presentation:placeholder presentation:object="outline" svg:x="5%" svg:y="23%" svg:width="44%" svg:height="64%"/>
      <presentation:placeholder presentation:object="chart" svg:x="51%" svg:y="23%" svg:width="44%" svg:height="64%"/>
    </style:presentation-page-layout>
    <style:presentation-page-layout style:name="pl6" style:display-name="AL5T9">
      <presentation:placeholder presentation:object="title" svg:x="5%" svg:y="4%" svg:width="90%" svg:height="16%"/>
      <presentation:placeholder presentation:object="graphic" svg:x="5%" svg:y="23%" svg:width="44%" svg:height="64%"/>
      <presentation:placeholder presentation:object="outline" svg:x="51%" svg:y="23%" svg:width="44%" svg:height="64%"/>
    </style:presentation-page-layout>
    <style:presentation-page-layout style:name="pl7" style:display-name="AL6T6">
      <presentation:placeholder presentation:object="title" svg:x="5%" svg:y="4%" svg:width="90%" svg:height="16%"/>
      <presentation:placeholder presentation:object="outline" svg:x="5%" svg:y="23%" svg:width="44%" svg:height="64%"/>
      <presentation:placeholder presentation:object="graphic" svg:x="51%" svg:y="23%" svg:width="44%" svg:height="64%"/>
    </style:presentation-page-layout>
    <style:presentation-page-layout style:name="pl8" style:display-name="AL3T3">
      <presentation:placeholder presentation:object="title" svg:x="5%" svg:y="4%" svg:width="90%" svg:height="16%"/>
      <presentation:placeholder presentation:object="outline" svg:x="5%" svg:y="23%" svg:width="44%" svg:height="64%"/>
      <presentation:placeholder presentation:object="outline" svg:x="51%" svg:y="23%" svg:width="44%" svg:height="64%"/>
    </style:presentation-page-layout>
  </office:styles>
  <office:automatic-styles>
    <style:style style:name="gr1" style:family="graphic">
      <style:graphic-properties draw:fill="none" draw:stroke="none"/>
    </style:style>
    <style:style style:name="dp1" style:family="drawing-page">
      <style:drawing-page-properties draw:fill="solid" draw:fill-color="#ffffff"/>
    </style:style>
    <style:page-layout style:name="pm1" style:page-usage="all">
      <style:page-layout-properties fo:margin="0.000000000000000pt" fo:padding="0.000000000000000pt" fo:page-height="510.000000000000000pt" fo:page-width="680.000000000000000pt" style:print-orientation="portrait"/>
    </style:page-layout>
  </office:automatic-styles>
  <office:master-styles>
    <style:master-page style:name="Default1" draw:style-name="dp1" style:display-name="Standard" style:page-layout-name="pm1">
      <draw:layer-set>
        <draw:layer draw:name=""/>
      </draw:layer-set>
      <draw:frame draw:style-name="gr1" draw:id="shape1" draw:layer="" svg:width="612.00000000000pt" svg:height="81.00000000000pt" svg:x="34pt" svg:y="20.4pt" presentation:class="title" presentation:placeholder="true" draw:text-style-name="Title">
        <draw:text-box/>
      </draw:frame>
      <draw:frame draw:style-name="gr1" draw:id="shape2" draw:layer="" svg:width="612.00000000000pt" svg:height="326.40000000000pt" svg:x="34pt" svg:y="117.3pt" presentation:class="outline" presentation:placeholder="true" draw:text-style-name="Outline">
        <draw:text-box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KOffice/2.3 Alpha 1</meta:generator>
    <dc:title/>
    <meta:initial-creator>Unknown</meta:initial-creator>
    <meta:editing-cycles>0</meta:editing-cycles>
    <dc:date>2010-08-09T13:40:33</dc:date>
    <meta:creation-date>2010-08-09T13:38:58</meta:creation-date>
    <dc:creator>OEM Configuration (temporary user)</dc:creator>
  </office:meta>
</office:document-meta>
</file>